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d5dc" officeooo:paragraph-rsid="0008d5dc"/>
    </style:style>
    <style:style style:name="P2" style:family="paragraph" style:parent-style-name="Standard">
      <style:text-properties officeooo:rsid="0008d5dc" officeooo:paragraph-rsid="0008d5dc" fo:background-color="#ffff99"/>
    </style:style>
    <style:style style:name="P3" style:family="paragraph" style:parent-style-name="Standard">
      <style:text-properties officeooo:rsid="0008d5dc" officeooo:paragraph-rsid="0008d5dc" fo:background-color="#ffffff"/>
    </style:style>
    <style:style style:name="P4" style:family="paragraph" style:parent-style-name="Standard">
      <style:text-properties officeooo:rsid="0008d5dc" officeooo:paragraph-rsid="0008d5dc" fo:background-color="transparent"/>
    </style:style>
    <style:style style:name="P5" style:family="paragraph" style:parent-style-name="Standard">
      <style:text-properties fo:font-size="15pt" fo:font-weight="bold" officeooo:rsid="0008d5dc" officeooo:paragraph-rsid="0008d5dc" fo:background-color="transparent" style:font-size-asian="15pt" style:font-weight-asian="bold" style:font-size-complex="15pt" style:font-weight-complex="bold"/>
    </style:style>
    <style:style style:name="P6" style:family="paragraph" style:parent-style-name="Standard">
      <style:text-properties fo:font-size="16pt" fo:font-weight="bold" officeooo:rsid="0008d5dc" officeooo:paragraph-rsid="0008d5dc" fo:background-color="transparent" style:font-size-asian="16pt" style:font-weight-asian="bold" style:font-size-complex="16pt" style:font-weight-complex="bold"/>
    </style:style>
    <style:style style:name="P7" style:family="paragraph" style:parent-style-name="Standard">
      <style:text-properties fo:font-weight="bold" officeooo:rsid="0008d5dc" officeooo:paragraph-rsid="0008d5dc" fo:background-color="transparent" style:font-weight-asian="bold" style:font-weight-complex="bold"/>
    </style:style>
    <style:style style:name="T1" style:family="text">
      <style:text-properties fo:background-color="transparent" loext:char-shading-value="0"/>
    </style:style>
    <style:style style:name="T2"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text:p>
      <text:p text:style-name="P1"/>
      <text:p text:style-name="P1">Check for balanced parentheses in an expression</text:p>
      <text:p text:style-name="P1">Given an expression string exp , write a program to examine whether the pairs and the orders of “{“,”}”,”(“,”)”,”[“,”]” are correct in exp. For example, the program should print true for exp = “[()]{}{[()()]()}” and false for exp = “[(])”*/</text:p>
      <text:p text:style-name="P1"/>
      <text:p text:style-name="P2">import java.util.*;</text:p>
      <text:p text:style-name="P2">class BalanceExpression{</text:p>
      <text:p text:style-name="P2"><text:tab/>public static void main(String[] args) {</text:p>
      <text:p text:style-name="P2"><text:tab/><text:tab/>char[] s={'{','(',')','}','[',']'};</text:p>
      <text:p text:style-name="P2"><text:tab/><text:tab/>System.out.println(help(s));</text:p>
      <text:p text:style-name="P2"><text:tab/>}</text:p>
      <text:p text:style-name="P2"><text:tab/>public static boolean help(char[] s){</text:p>
      <text:p text:style-name="P2"/>
      <text:p text:style-name="P2"><text:tab/><text:tab/><text:tab/>Stack&lt;Character&gt; st=new Stack&lt;Character&gt;();</text:p>
      <text:p text:style-name="P2"><text:tab/><text:tab/><text:tab/>for(int i=0;i&lt;s.length;i++){</text:p>
      <text:p text:style-name="P2"><text:tab/><text:tab/><text:tab/><text:tab/>if(!st.isEmpty()){</text:p>
      <text:p text:style-name="P2"><text:tab/><text:tab/><text:tab/><text:tab/><text:tab/>if(s[i]=='}' &amp;&amp; st.peek()!='{'){</text:p>
      <text:p text:style-name="P2"><text:tab/><text:tab/><text:tab/><text:tab/><text:tab/>return false;</text:p>
      <text:p text:style-name="P2"><text:tab/><text:tab/><text:tab/><text:tab/><text:tab/>}</text:p>
      <text:p text:style-name="P2"><text:tab/><text:tab/><text:tab/><text:tab/><text:tab/>else if(s[i]==')' &amp;&amp; st.peek()!='('){</text:p>
      <text:p text:style-name="P2"><text:tab/><text:tab/><text:tab/><text:tab/><text:tab/><text:tab/>return false;</text:p>
      <text:p text:style-name="P2"><text:tab/><text:tab/><text:tab/><text:tab/><text:tab/>}</text:p>
      <text:p text:style-name="P2"><text:tab/><text:tab/><text:tab/><text:tab/><text:tab/>else if(s[i]==']' &amp;&amp; st.peek()!='['){</text:p>
      <text:p text:style-name="P2"><text:tab/><text:tab/><text:tab/><text:tab/><text:tab/><text:tab/>return false;</text:p>
      <text:p text:style-name="P2"><text:tab/><text:tab/><text:tab/><text:tab/><text:tab/>}</text:p>
      <text:p text:style-name="P2"><text:tab/><text:tab/><text:tab/><text:tab/><text:tab/></text:p>
      <text:p text:style-name="P2"><text:tab/><text:tab/><text:tab/><text:tab/>}</text:p>
      <text:p text:style-name="P2"><text:tab/><text:tab/><text:tab/><text:tab/>if(s[i]==')' || s[i]=='}' || s[i]==']'){</text:p>
      <text:p text:style-name="P2"><text:tab/><text:tab/><text:tab/><text:tab/><text:tab/><text:tab/>st.pop();</text:p>
      <text:p text:style-name="P2"><text:tab/><text:tab/><text:tab/><text:tab/><text:tab/>}</text:p>
      <text:p text:style-name="P2"><text:tab/><text:tab/><text:tab/><text:tab/>else{</text:p>
      <text:p text:style-name="P2"><text:tab/><text:tab/><text:tab/><text:tab/><text:tab/>st.push(s[i]);</text:p>
      <text:p text:style-name="P2"><text:tab/><text:tab/><text:tab/><text:tab/>}</text:p>
      <text:p text:style-name="P2"><text:tab/><text:tab/><text:tab/>}</text:p>
      <text:p text:style-name="P2"><text:tab/><text:tab/><text:tab/>if(st.isEmpty()){</text:p>
      <text:p text:style-name="P2"><text:tab/><text:tab/><text:tab/><text:tab/>return true;</text:p>
      <text:p text:style-name="P2"><text:tab/><text:tab/><text:tab/>}</text:p>
      <text:p text:style-name="P2"><text:tab/></text:p>
      <text:p text:style-name="P2"><text:tab/> <text:s text:c="2"/>return false;</text:p>
      <text:p text:style-name="P2"><text:tab/><text:tab/></text:p>
      <text:p text:style-name="P2"><text:tab/>}</text:p>
      <text:p text:style-name="P2">}</text:p>
      <text:p text:style-name="P2"/>
      <text:p text:style-name="P2"/>
      <text:p text:style-name="P2"/>
      <text:p text:style-name="P2"/>
      <text:p text:style-name="P2"/>
      <text:p text:style-name="P2"/>
      <text:p text:style-name="P2"/>
      <text:p text:style-name="P2"><text:soft-page-break/>2.</text:p>
      <text:p text:style-name="P2"/>
      <text:p text:style-name="P3">Maximum triangle path Sum : Starting from the top of a pyramid of numbers like below, you can walk down going one step on the right or on the left, until you reach the bottom row:</text:p>
      <text:p text:style-name="P3"/>
      <text:p text:style-name="P3"/>
      <text:p text:style-name="P3"/>
      <text:p text:style-name="P3">One of such walks is 55 -&gt; 94 &gt;- 30 -&gt; 26. You can compute the total of the numbers you have seen in such walk, in this case it’s 205.*/</text:p>
      <text:p text:style-name="P3"/>
      <text:p text:style-name="P2">class Node{</text:p>
      <text:p text:style-name="P2"><text:tab/>int data;</text:p>
      <text:p text:style-name="P2"><text:tab/>Node left,right;</text:p>
      <text:p text:style-name="P2"><text:tab/>Node(int d){</text:p>
      <text:p text:style-name="P2"><text:tab/><text:tab/>data=d;</text:p>
      <text:p text:style-name="P2"><text:tab/><text:tab/>left=null;</text:p>
      <text:p text:style-name="P2"><text:tab/><text:tab/>right=null;</text:p>
      <text:p text:style-name="P2"><text:tab/>}</text:p>
      <text:p text:style-name="P2">}</text:p>
      <text:p text:style-name="P2"/>
      <text:p text:style-name="P2"/>
      <text:p text:style-name="P2"/>
      <text:p text:style-name="P2">class FindMaxFromRootToLeaf{</text:p>
      <text:p text:style-name="P2"><text:tab/>static int max=Integer.MIN_VALUE;</text:p>
      <text:p text:style-name="P2"><text:tab/>public static void main(String[] args) {</text:p>
      <text:p text:style-name="P2"><text:tab/><text:tab/>Node n=new Node(55);</text:p>
      <text:p text:style-name="P2"><text:tab/><text:tab/>n.left=new Node(94);</text:p>
      <text:p text:style-name="P2"><text:tab/><text:tab/>n.right=new Node(46);</text:p>
      <text:p text:style-name="P2"><text:tab/><text:tab/>n.left.left=new Node(95);</text:p>
      <text:p text:style-name="P2"><text:tab/><text:tab/>n.left.right=new Node(35);</text:p>
      <text:p text:style-name="P2"><text:tab/><text:tab/>n.left.left.left=new Node(5);</text:p>
      <text:p text:style-name="P2"><text:tab/><text:tab/>n.left.left.right=new Node(155);<text:tab/><text:tab/></text:p>
      <text:p text:style-name="P2"><text:tab/><text:tab/>n.right.left=new Node(146);</text:p>
      <text:p text:style-name="P2"><text:tab/><text:tab/>n.right.right=new Node(6);</text:p>
      <text:p text:style-name="P2"><text:tab/><text:tab/>System.out.println(help(n));</text:p>
      <text:p text:style-name="P2"><text:tab/>}</text:p>
      <text:p text:style-name="P2"><text:tab/>public static int help(Node n){</text:p>
      <text:p text:style-name="P2"><text:tab/><text:tab/>if(n==null){</text:p>
      <text:p text:style-name="P2"><text:tab/><text:tab/><text:tab/>return 0;</text:p>
      <text:p text:style-name="P2"><text:tab/><text:tab/>}</text:p>
      <text:p text:style-name="P2"><text:tab/><text:tab/>if(n.left!=null){</text:p>
      <text:p text:style-name="P2"><text:tab/><text:tab/><text:tab/>n.left.data+=n.data;</text:p>
      <text:p text:style-name="P2"><text:tab/><text:tab/><text:tab/>help(n.left);</text:p>
      <text:p text:style-name="P2"><text:tab/><text:tab/>}</text:p>
      <text:p text:style-name="P2"><text:tab/><text:tab/>if(n.right!=null){</text:p>
      <text:p text:style-name="P2"><text:tab/><text:tab/><text:tab/>n.right.data+=n.data;</text:p>
      <text:p text:style-name="P2"><text:tab/><text:tab/><text:tab/>help(n.right);</text:p>
      <text:p text:style-name="P2"><text:tab/><text:tab/>}</text:p>
      <text:p text:style-name="P2"><text:tab/><text:tab/>if(n.left==null &amp;&amp; n.right==null){</text:p>
      <text:p text:style-name="P2"><text:tab/><text:tab/><text:tab/>System.out.println(n.data+" <text:s/>");</text:p>
      <text:p text:style-name="P2"><text:tab/><text:tab/><text:tab/>if(n.data&gt;max){</text:p>
      <text:p text:style-name="P2"><text:tab/><text:tab/><text:tab/><text:tab/>max=n.data;</text:p>
      <text:p text:style-name="P2"><text:soft-page-break/><text:tab/><text:tab/><text:tab/>}</text:p>
      <text:p text:style-name="P2"><text:tab/><text:tab/>}</text:p>
      <text:p text:style-name="P2"><text:tab/><text:tab/>return max;</text:p>
      <text:p text:style-name="P2"><text:tab/><text:tab/></text:p>
      <text:p text:style-name="P2"/>
      <text:p text:style-name="P2"/>
      <text:p text:style-name="P2"/>
      <text:p text:style-name="P2"><text:tab/>}</text:p>
      <text:p text:style-name="P2"/>
      <text:p text:style-name="P2"/>
      <text:p text:style-name="P2"/>
      <text:p text:style-name="P2"/>
      <text:p text:style-name="P2">}</text:p>
      <text:p text:style-name="P2"/>
      <text:p text:style-name="P2">3</text:p>
      <text:p text:style-name="P2"/>
      <text:p text:style-name="P4">/*Lowest Common Ancestor in a Binary Tree | Set 1</text:p>
      <text:p text:style-name="P4">Given a binary tree (not a binary search tree) and two values say n1 and n2, write a program to find the least common ancestor.</text:p>
      <text:p text:style-name="P4">Following is definition of LCA from Wikipedia:</text:p>
      <text:p text:style-name="P4">Let T be a rooted tree. The lowest common ancestor between two nodes n1 and n2 is defined as the lowest node in T that has both n1 and n2 as descendants (where we allow a node to be a descendant of itself).</text:p>
      <text:p text:style-name="P4"/>
      <text:p text:style-name="P4">The LCA of n1 and n2 in T is the shared ancestor of n1 and n2 that is located farthest from the root. Computation of lowest common ancestors may be useful, for instance, as part of a procedure for determining the distance between pairs of nodes in a tree: the distance from n1 to n2 can be computed as the distance from the root to n1, plus the distance from the root to n2, minus twice the distance from the root to their lowest common ancestor. (Source Wiki)</text:p>
      <text:p text:style-name="P4"/>
      <text:p text:style-name="P4">lca</text:p>
      <text:p text:style-name="P4"/>
      <text:p text:style-name="P4">Recommended: Please solve it on “PRACTICE” first, before moving on to the solution.</text:p>
      <text:p text:style-name="P4"/>
      <text:p text:style-name="P2"/>
      <text:p text:style-name="P4">3. We have discussed an efficient solution to find LCA in Binary Search Tree. In Binary Search Tree, using BST properties, we can find LCA in O(h) time where h is height of tree. Such an implementation is not possible in Binary Tree as keys Binary Tree nodes don’t follow any order. Following are different approaches to find LCA in Binary Tree.</text:p>
      <text:p text:style-name="P4"/>
      <text:p text:style-name="P4">Method 1 (By Storing root to n1 and root to n2 paths):</text:p>
      <text:p text:style-name="P4">Following is simple O(n) algorithm to find LCA of n1 and n2.</text:p>
      <text:p text:style-name="P4">1) Find path from root to n1 and store it in a vector or array.</text:p>
      <text:p text:style-name="P4">2) Find path from root to n2 and store it in another vector or array.</text:p>
      <text:p text:style-name="P4">3) Traverse both paths till the values in arrays are same. Return the common element just before the mismatch.</text:p>
      <text:p text:style-name="P4"/>
      <text:p text:style-name="P4">Following is the implementation of above algorithm.*/</text:p>
      <text:p text:style-name="P2">import java.util.*;</text:p>
      <text:p text:style-name="P2">class Node{</text:p>
      <text:p text:style-name="P2"><text:tab/>int data;</text:p>
      <text:p text:style-name="P2"><text:tab/>Node left,right;</text:p>
      <text:p text:style-name="P2"><text:soft-page-break/><text:tab/>Node(int d){</text:p>
      <text:p text:style-name="P2"><text:tab/><text:tab/>data=d;</text:p>
      <text:p text:style-name="P2"><text:tab/><text:tab/>left=null;</text:p>
      <text:p text:style-name="P2"><text:tab/><text:tab/>right=null;</text:p>
      <text:p text:style-name="P2"><text:tab/>}</text:p>
      <text:p text:style-name="P2">}</text:p>
      <text:p text:style-name="P2"/>
      <text:p text:style-name="P2"/>
      <text:p text:style-name="P2">class FindAncesstor{</text:p>
      <text:p text:style-name="P2"><text:tab/>static Node root;</text:p>
      <text:p text:style-name="P2"><text:tab/>static ArrayList&lt;Integer&gt; p1=new ArrayList&lt;Integer&gt;();</text:p>
      <text:p text:style-name="P2"><text:tab/>static ArrayList&lt;Integer&gt; p2=new ArrayList&lt;Integer&gt;();</text:p>
      <text:p text:style-name="P2"><text:tab/>public static void main(String[] args) {</text:p>
      <text:p text:style-name="P2"><text:tab/><text:tab/>root = new Node(1); </text:p>
      <text:p text:style-name="P2"><text:s text:c="8"/>root.left = new Node(2); </text:p>
      <text:p text:style-name="P2"><text:s text:c="8"/>root.right = new Node(3); </text:p>
      <text:p text:style-name="P2"><text:s text:c="8"/>root.left.left = new Node(4); </text:p>
      <text:p text:style-name="P2"><text:s text:c="8"/>root.left.right = new Node(5); </text:p>
      <text:p text:style-name="P2"><text:s text:c="8"/>root.right.left = new Node(6); </text:p>
      <text:p text:style-name="P2"><text:s text:c="8"/>root.right.right = new Node(7); </text:p>
      <text:p text:style-name="P2"><text:s text:c="8"/>System.out.println(help(4,5));</text:p>
      <text:p text:style-name="P2"><text:tab/>}</text:p>
      <text:p text:style-name="P2"><text:tab/>public static int help(int n1,int n2){</text:p>
      <text:p text:style-name="P2"><text:tab/><text:tab/>p1.clear();</text:p>
      <text:p text:style-name="P2"><text:tab/><text:tab/>p2.clear();</text:p>
      <text:p text:style-name="P2"><text:tab/><text:tab/>return FindLCA(root,n1,n2);</text:p>
      <text:p text:style-name="P2"><text:tab/>}</text:p>
      <text:p text:style-name="P2"><text:tab/>public static int FindLCA(Node root,int n1,int n2){</text:p>
      <text:p text:style-name="P2"><text:tab/><text:tab/>boolean r1=findPath(root,n1,p1);</text:p>
      <text:p text:style-name="P2"><text:tab/><text:tab/>boolean r2=findPath(root,n2,p2);</text:p>
      <text:p text:style-name="P2"><text:tab/><text:tab/>if(r1 &amp;&amp; r1){</text:p>
      <text:p text:style-name="P2"><text:tab/><text:tab/><text:tab/>int i;</text:p>
      <text:p text:style-name="P2"><text:tab/><text:tab/><text:tab/>for(i=0;i&lt;p1.size() &amp;&amp; i&lt;p2.size();i++){</text:p>
      <text:p text:style-name="P2"><text:tab/><text:tab/><text:tab/><text:tab/>if(p1.get(i)!=p2.get(i)){</text:p>
      <text:p text:style-name="P2"><text:tab/><text:tab/><text:tab/><text:tab/><text:tab/>break;</text:p>
      <text:p text:style-name="P2"><text:tab/><text:tab/><text:tab/><text:tab/>}</text:p>
      <text:p text:style-name="P2"><text:tab/><text:tab/><text:tab/>}</text:p>
      <text:p text:style-name="P2"><text:tab/><text:tab/><text:tab/>return p1.get(i-1);</text:p>
      <text:p text:style-name="P2"><text:tab/><text:tab/>}</text:p>
      <text:p text:style-name="P2"><text:tab/><text:tab/>return -1;</text:p>
      <text:p text:style-name="P2"/>
      <text:p text:style-name="P2"/>
      <text:p text:style-name="P2"/>
      <text:p text:style-name="P2"><text:tab/>}</text:p>
      <text:p text:style-name="P2"><text:tab/>public static boolean findPath(Node root, int n, ArrayList&lt;Integer&gt; p){</text:p>
      <text:p text:style-name="P2"><text:tab/><text:tab/>if(root==null){</text:p>
      <text:p text:style-name="P2"><text:tab/><text:tab/><text:tab/>return false;</text:p>
      <text:p text:style-name="P2"><text:tab/><text:tab/>}</text:p>
      <text:p text:style-name="P2"><text:tab/><text:tab/>p.add(root.data);</text:p>
      <text:p text:style-name="P2"><text:tab/><text:tab/>if(root.data==n){</text:p>
      <text:p text:style-name="P2"><text:tab/><text:tab/><text:tab/>return true;</text:p>
      <text:p text:style-name="P2"><text:tab/><text:tab/>}</text:p>
      <text:p text:style-name="P2"><text:soft-page-break/><text:tab/><text:tab/>if(root.left!=null &amp;&amp; findPath(root.left,n,p)){</text:p>
      <text:p text:style-name="P2"><text:tab/><text:tab/><text:tab/>return true;</text:p>
      <text:p text:style-name="P2"><text:tab/><text:tab/>}</text:p>
      <text:p text:style-name="P2"><text:tab/><text:tab/>if(root.right!=null &amp;&amp; findPath(root.right,n,p)){</text:p>
      <text:p text:style-name="P2"><text:tab/><text:tab/><text:tab/>return true;</text:p>
      <text:p text:style-name="P2"><text:tab/><text:tab/>}</text:p>
      <text:p text:style-name="P2"><text:tab/><text:tab/>p.remove(p.size()-1);</text:p>
      <text:p text:style-name="P2"><text:tab/><text:tab/>return false;</text:p>
      <text:p text:style-name="P2"/>
      <text:p text:style-name="P2"/>
      <text:p text:style-name="P2"/>
      <text:p text:style-name="P2"><text:tab/>}</text:p>
      <text:p text:style-name="P2">}</text:p>
      <text:p text:style-name="P2"/>
      <text:p text:style-name="P5">5</text:p>
      <text:p text:style-name="P4"/>
      <text:p text:style-name="P4">Given an array of distinct integers, find if there are two pairs (a, b) and (c, d) such that a+b = c+d, and a, b, c and d are distinct elements. If there are multiple answers, then print any of them. Expected complexity : <text:s/>O(n2</text:p>
      <text:p text:style-name="P4"/>
      <text:p text:style-name="P2">*/</text:p>
      <text:p text:style-name="P2">import java.util.*;</text:p>
      <text:p text:style-name="P2">class Pair{</text:p>
      <text:p text:style-name="P2"><text:tab/>int x,y;</text:p>
      <text:p text:style-name="P2"><text:tab/>Pair(int x,int y){</text:p>
      <text:p text:style-name="P2"><text:tab/><text:tab/>this.x=x;</text:p>
      <text:p text:style-name="P2"><text:tab/><text:tab/>this.y=y;</text:p>
      <text:p text:style-name="P2"><text:tab/>}</text:p>
      <text:p text:style-name="P2">}</text:p>
      <text:p text:style-name="P2"/>
      <text:p text:style-name="P2">class FindPairInArray{</text:p>
      <text:p text:style-name="P2"><text:tab/>public static void main(String[] args) {</text:p>
      <text:p text:style-name="P2"><text:tab/><text:tab/>int[] a={3,4,7,1,2,9,8};</text:p>
      <text:p text:style-name="P2"><text:tab/><text:tab/>HashMap&lt;Integer,Pair&gt; hm=new HashMap&lt;Integer,Pair&gt;(); </text:p>
      <text:p text:style-name="P2"><text:tab/><text:tab/>for(int i=0;i&lt;a.length;i++){</text:p>
      <text:p text:style-name="P2"><text:tab/><text:tab/><text:tab/>for(int j=i+1;j&lt;a.length;j++){</text:p>
      <text:p text:style-name="P2"><text:tab/><text:tab/><text:tab/><text:tab/>int x=a[i]+a[j];</text:p>
      <text:p text:style-name="P2"><text:tab/><text:tab/><text:tab/><text:tab/>if(hm.containsKey(x)){</text:p>
      <text:p text:style-name="P2"><text:tab/><text:tab/><text:tab/><text:tab/><text:tab/>Pair p=hm.get(x);</text:p>
      <text:p text:style-name="P2"><text:tab/><text:tab/><text:tab/><text:tab/><text:tab/>System.out.println("("+p.x+","+p.y+"),"+"("+a[i]+","+a[j]+")");</text:p>
      <text:p text:style-name="P2"><text:tab/><text:tab/><text:tab/><text:tab/><text:tab/></text:p>
      <text:p text:style-name="P2"><text:tab/><text:tab/><text:tab/><text:tab/>}</text:p>
      <text:p text:style-name="P2"><text:tab/><text:tab/><text:tab/><text:tab/>else{</text:p>
      <text:p text:style-name="P2"><text:tab/><text:tab/><text:tab/><text:tab/><text:tab/>Pair p=new Pair(a[i],a[j]);</text:p>
      <text:p text:style-name="P2"><text:tab/><text:tab/><text:tab/><text:tab/><text:tab/>hm.put(a[i]+a[j],p);</text:p>
      <text:p text:style-name="P2"><text:tab/><text:tab/><text:tab/><text:tab/>}</text:p>
      <text:p text:style-name="P2"><text:tab/><text:tab/><text:tab/>}</text:p>
      <text:p text:style-name="P2"/>
      <text:p text:style-name="P2"/>
      <text:p text:style-name="P2"><text:tab/><text:tab/>}<text:tab/></text:p>
      <text:p text:style-name="P2"><text:tab/>}</text:p>
      <text:p text:style-name="P2"><text:soft-page-break/>}</text:p>
      <text:p text:style-name="P2"/>
      <text:p text:style-name="P6">6</text:p>
      <text:p text:style-name="P4"/>
      <text:p text:style-name="P4">/*Q3) Maximum difference between node and its ancestor in Binary Tree. https://www.geeksforgeeks.org/maximum-difference-between-node-and-its-ancestor-in-binary-tree/*/</text:p>
      <text:p text:style-name="P2">import java.util.*;</text:p>
      <text:p text:style-name="P2">class Node{</text:p>
      <text:p text:style-name="P2"><text:tab/>int d;</text:p>
      <text:p text:style-name="P2"><text:tab/>Node left,right;</text:p>
      <text:p text:style-name="P2"><text:tab/>Node(int d){</text:p>
      <text:p text:style-name="P2"><text:tab/><text:tab/>this.d=d;</text:p>
      <text:p text:style-name="P2"><text:tab/><text:tab/>left=null;</text:p>
      <text:p text:style-name="P2"><text:tab/><text:tab/>right=null;</text:p>
      <text:p text:style-name="P2"><text:tab/>}</text:p>
      <text:p text:style-name="P2">}</text:p>
      <text:p text:style-name="P2"/>
      <text:p text:style-name="P2">class MaxDiffInNode{</text:p>
      <text:p text:style-name="P2"><text:tab/>public static void main(String[] args) {</text:p>
      <text:p text:style-name="P2"><text:tab/><text:tab/>Node root = new Node(8); </text:p>
      <text:p text:style-name="P2"><text:s text:c="8"/>root.left = new Node(3); </text:p>
      <text:p text:style-name="P2"><text:s text:c="8"/>root.left.left = new Node(1); </text:p>
      <text:p text:style-name="P2"><text:s text:c="8"/>root.left.right = new Node(6); </text:p>
      <text:p text:style-name="P2"><text:s text:c="8"/>root.left.right.left = new Node(4); </text:p>
      <text:p text:style-name="P2"><text:s text:c="8"/>root.left.right.right = new Node(7); </text:p>
      <text:p text:style-name="P2"><text:s text:c="8"/>root.right = new Node(10); </text:p>
      <text:p text:style-name="P2"><text:s text:c="8"/>root.right.right = new Node(14); </text:p>
      <text:p text:style-name="P2"><text:s text:c="8"/>root.right.right.left = new Node(13);</text:p>
      <text:p text:style-name="P2"><text:s text:c="8"/>System.out.println(help(root,0,0));</text:p>
      <text:p text:style-name="P2"><text:tab/>}</text:p>
      <text:p text:style-name="P2"><text:tab/>public static int help(Node root,int maxDiff,int maxDiffSoFar){</text:p>
      <text:p text:style-name="P2"><text:tab/><text:tab/>if(root==null){</text:p>
      <text:p text:style-name="P2"><text:tab/><text:tab/><text:tab/>return maxDiff;</text:p>
      <text:p text:style-name="P2"><text:tab/><text:tab/>}</text:p>
      <text:p text:style-name="P2"><text:tab/><text:tab/>maxDiff=Math.max(maxDiff,maxDiffSoFar-root.d);</text:p>
      <text:p text:style-name="P2"><text:tab/><text:tab/>maxDiffSoFar=Math.max(maxDiffSoFar,root.d);</text:p>
      <text:p text:style-name="P2"><text:tab/><text:tab/>return Math.max(help(root.left,maxDiff,maxDiffSoFar),help(root.right,maxDiff,maxDiffSoFar));</text:p>
      <text:p text:style-name="P2"><text:tab/>}</text:p>
      <text:p text:style-name="P2">}</text:p>
      <text:p text:style-name="P2"/>
      <text:p text:style-name="P7">7</text:p>
      <text:p text:style-name="P4"/>
      <text:p text:style-name="P4">/*Print Nodes in Top View of Binary Tree</text:p>
      <text:p text:style-name="P4">Top view of a binary tree is the set of nodes visible when the tree is viewed from the top. Given a binary tree, print the top view of it. The output nodes can be printed in any order. Expected time complexity is O(n)</text:p>
      <text:p text:style-name="P4"/>
      <text:p text:style-name="P4">A node x is there in output if x is the topmost node at its horizontal distance. Horizontal distance of left child of a node x is equal to horizontal distance of x minus 1, and that of right child is horizontal distance of x plus 1.</text:p>
      <text:p text:style-name="P4"><text:soft-page-break/></text:p>
      <text:p text:style-name="P2"><text:s text:c="7"/>1</text:p>
      <text:p text:style-name="P2"><text:s text:c="4"/>/ <text:s text:c="4"/>\</text:p>
      <text:p text:style-name="P2"><text:s text:c="3"/>2 <text:s text:c="6"/>3</text:p>
      <text:p text:style-name="P2"><text:s text:c="2"/>/ <text:s/>\ <text:s text:c="3"/>/ \</text:p>
      <text:p text:style-name="P2"><text:s/>4 <text:s text:c="3"/>5 <text:s/>6 <text:s text:c="2"/>7</text:p>
      <text:p text:style-name="P2">Top view of the above binary tree is</text:p>
      <text:p text:style-name="P2">4 2 1 3 7</text:p>
      <text:p text:style-name="P2">*/</text:p>
      <text:p text:style-name="P2">import java.util.*;</text:p>
      <text:p text:style-name="P2">class Node{</text:p>
      <text:p text:style-name="P2"><text:tab/>int data;</text:p>
      <text:p text:style-name="P2"><text:tab/>Node left,right;</text:p>
      <text:p text:style-name="P2"><text:tab/>Node(int d){</text:p>
      <text:p text:style-name="P2"><text:tab/>data=d;</text:p>
      <text:p text:style-name="P2"><text:tab/>left=null;</text:p>
      <text:p text:style-name="P2"><text:tab/>right=null;</text:p>
      <text:p text:style-name="P2"><text:tab/>}</text:p>
      <text:p text:style-name="P2">}</text:p>
      <text:p text:style-name="P2"/>
      <text:p text:style-name="P2">class PrintTop{</text:p>
      <text:p text:style-name="P2"><text:tab/>static HashSet&lt;Integer&gt; hs=new HashSet&lt;Integer&gt;();</text:p>
      <text:p text:style-name="P2"><text:tab/>public static void main(String[] args) {</text:p>
      <text:p text:style-name="P2"><text:tab/><text:tab/>Node root = new Node(1); </text:p>
      <text:p text:style-name="P2"><text:s text:c="8"/>root.left = new Node(2); </text:p>
      <text:p text:style-name="P2"><text:s text:c="8"/>root.right = new Node(3); </text:p>
      <text:p text:style-name="P2"><text:s text:c="8"/>root.left.right = new Node(4); </text:p>
      <text:p text:style-name="P2"><text:s text:c="8"/>root.left.right.right = new Node(5); </text:p>
      <text:p text:style-name="P2"><text:s text:c="8"/>root.left.right.right.right = new Node(6); </text:p>
      <text:p text:style-name="P2"><text:s text:c="8"/>PrintTopView(root,0);</text:p>
      <text:p text:style-name="P2"><text:tab/>}</text:p>
      <text:p text:style-name="P2"><text:tab/>public static void PrintTopView(Node n,int x){</text:p>
      <text:p text:style-name="P2"><text:tab/><text:tab/>if(n!=null){</text:p>
      <text:p text:style-name="P2"><text:tab/><text:tab/><text:tab/>if(!hs.contains(x)){</text:p>
      <text:p text:style-name="P2"><text:tab/><text:tab/><text:tab/><text:tab/>System.out.print(n.data);</text:p>
      <text:p text:style-name="P2"><text:tab/><text:tab/><text:tab/><text:tab/>hs.add(x);</text:p>
      <text:p text:style-name="P2"><text:tab/><text:tab/><text:tab/>}</text:p>
      <text:p text:style-name="P2"><text:tab/><text:tab/><text:tab/>if(n.left!=null){</text:p>
      <text:p text:style-name="P2"><text:tab/><text:tab/><text:tab/><text:tab/>PrintTopView(n.left,x-1);</text:p>
      <text:p text:style-name="P2"><text:tab/><text:tab/><text:tab/>}</text:p>
      <text:p text:style-name="P2"><text:tab/><text:tab/><text:tab/>if(n.right!=null){</text:p>
      <text:p text:style-name="P2"><text:tab/><text:tab/><text:tab/><text:tab/>PrintTopView(n.right,x+1);<text:tab/></text:p>
      <text:p text:style-name="P2"><text:tab/><text:tab/><text:tab/>}</text:p>
      <text:p text:style-name="P2"><text:tab/><text:tab/>}</text:p>
      <text:p text:style-name="P2"><text:tab/>}</text:p>
      <text:p text:style-name="P2">}</text:p>
      <text:p text:style-name="P2"/>
      <text:p text:style-name="P2"/>
      <text:p text:style-name="P4">8.</text:p>
      <text:p text:style-name="P4"/>
      <text:p text:style-name="P4">Fond the peak element</text:p>
      <text:p text:style-name="P2"/>
      <text:p text:style-name="P2"><text:soft-page-break/>import java.util.*;</text:p>
      <text:p text:style-name="P2"/>
      <text:p text:style-name="P2">class FindPeakElement{</text:p>
      <text:p text:style-name="P2"><text:tab/>public static void main(String[] args) {</text:p>
      <text:p text:style-name="P2"><text:tab/><text:tab/>int[] a={1, 3, 20, 4, 1, 0}; </text:p>
      <text:p text:style-name="P2"><text:tab/><text:tab/>System.out.println(help(a,0,a.length-1,a.length-1));<text:tab/></text:p>
      <text:p text:style-name="P2"><text:tab/>}</text:p>
      <text:p text:style-name="P2"><text:tab/>public static int help(int[] a,int low,int high,int n){</text:p>
      <text:p text:style-name="P2"><text:tab/><text:tab/>int mid=low+(high-low)/2;</text:p>
      <text:p text:style-name="P2"><text:tab/><text:tab/>if((mid&gt;0 &amp;&amp; a[mid-1]&lt;a[mid]) &amp;&amp; (a[mid]==n-1 || a[mid]&gt;a[mid+1])){</text:p>
      <text:p text:style-name="P2"><text:tab/><text:tab/><text:tab/>return a[mid];</text:p>
      <text:p text:style-name="P2"><text:tab/><text:tab/>}</text:p>
      <text:p text:style-name="P2"><text:tab/><text:tab/>else if((mid&gt;0 &amp;&amp; a[mid-1]&gt;a[mid])){</text:p>
      <text:p text:style-name="P2"><text:tab/><text:tab/><text:tab/>return help(a,low,mid-1,n);</text:p>
      <text:p text:style-name="P2"><text:tab/><text:tab/>}</text:p>
      <text:p text:style-name="P2"><text:tab/><text:tab/>else return help(a,mid+1,high,n);</text:p>
      <text:p text:style-name="P2"><text:tab/>}</text:p>
      <text:p text:style-name="P2">}</text:p>
      <text:p text:style-name="P2"/>
      <text:p text:style-name="P2"/>
      <text:p text:style-name="P2"/>
      <text:p text:style-name="P4">9 <text:s/></text:p>
      <text:p text:style-name="P4"/>
      <text:p text:style-name="P4">/*Given a 1D array where each cell represents a toll gate ticket value. Find the minimum number of tickets needed to surpass the whole array (means till u reach the end of array) .</text:p>
      <text:p text:style-name="P4">If ticket value is 1 then u can pass that cell alone. If ticket value is 2 u can pass that cell and the next cell.. that is how ticket values work.</text:p>
      <text:p text:style-name="P4">Eg : Input : 3 1 5 4 1 1 1 Output :In this case if v buy ticket from a[0] and a[2] meaning two tickets are enof to pass this array..*/</text:p>
      <text:p text:style-name="P4"/>
      <text:p text:style-name="P2">import java.util.*;</text:p>
      <text:p text:style-name="P2">class MinJumpToEnd{</text:p>
      <text:p text:style-name="P2"><text:tab/>public static void main(String[] args) {</text:p>
      <text:p text:style-name="P2"><text:tab/><text:tab/>int[] a={1, 3, 5, 8, 9, 2, 6, 7, 6, 8, 9};</text:p>
      <text:p text:style-name="P2"><text:tab/><text:tab/>int[] min=new int[a.length];</text:p>
      <text:p text:style-name="P2"><text:tab/><text:tab/>Arrays.fill(min,Integer.MAX_VALUE-1);</text:p>
      <text:p text:style-name="P2"><text:tab/><text:tab/>min[0]=0;</text:p>
      <text:p text:style-name="P2"><text:tab/><text:tab/>for(int i=1;i&lt;a.length;i++){</text:p>
      <text:p text:style-name="P2"><text:tab/><text:tab/><text:tab/>for(int j=0;j&lt;i;j++){</text:p>
      <text:p text:style-name="P2"><text:tab/><text:tab/><text:tab/><text:tab/>int d=i-j;</text:p>
      <text:p text:style-name="P2"><text:tab/><text:tab/><text:tab/><text:tab/>if(a[j]&gt;=d){</text:p>
      <text:p text:style-name="P2"><text:tab/><text:tab/><text:tab/><text:tab/><text:tab/>min[i]=Math.min(min[i],min[j]+1);</text:p>
      <text:p text:style-name="P2"><text:tab/><text:tab/><text:tab/><text:tab/>}</text:p>
      <text:p text:style-name="P2"/>
      <text:p text:style-name="P2"><text:tab/><text:tab/><text:tab/>}</text:p>
      <text:p text:style-name="P2"><text:tab/><text:tab/>}</text:p>
      <text:p text:style-name="P2"><text:tab/><text:tab/>System.out.println(min[a.length-1]);</text:p>
      <text:p text:style-name="P2"><text:tab/>}</text:p>
      <text:p text:style-name="P2">}</text:p>
      <text:p text:style-name="P2"/>
      <text:p text:style-name="P2">/*There is a linked list which is sorted based on their absolute values. Sort them based on their actual values.</text:p>
      <text:p text:style-name="P2"><text:soft-page-break/>Eg., input : 1 -&gt; -2 -&gt; -3 -&gt; 4 -&gt; -5 output: -5 -&gt; -3 -&gt; -2 -&gt; 1 -&gt;4*/</text:p>
      <text:p text:style-name="P2">class Node{</text:p>
      <text:p text:style-name="P2"><text:tab/>int data;</text:p>
      <text:p text:style-name="P2"><text:tab/>Node next;</text:p>
      <text:p text:style-name="P2"><text:tab/>Node(int d){</text:p>
      <text:p text:style-name="P2"><text:tab/><text:tab/>data=d;</text:p>
      <text:p text:style-name="P2"><text:tab/><text:tab/>next=null;</text:p>
      <text:p text:style-name="P2"><text:tab/>}</text:p>
      <text:p text:style-name="P2">}</text:p>
      <text:p text:style-name="P2"/>
      <text:p text:style-name="P2"/>
      <text:p text:style-name="P2">class MergeAbsoluteSortList{</text:p>
      <text:p text:style-name="P2"><text:tab/>static Node head=null;</text:p>
      <text:p text:style-name="P2"><text:tab/>static Node prev=null;</text:p>
      <text:p text:style-name="P2"><text:tab/>public static void main(String[] args) {</text:p>
      <text:p text:style-name="P2"><text:tab/><text:tab/>Push(1);</text:p>
      <text:p text:style-name="P2"><text:tab/><text:tab/>Push(-2);</text:p>
      <text:p text:style-name="P2"><text:tab/><text:tab/>Push(3);</text:p>
      <text:p text:style-name="P2"><text:tab/><text:tab/>Push(4);</text:p>
      <text:p text:style-name="P2"><text:tab/><text:tab/>Push(-5);</text:p>
      <text:p text:style-name="P2"><text:tab/><text:tab/>Push(6);</text:p>
      <text:p text:style-name="P2"><text:tab/><text:tab/>Push(-7);</text:p>
      <text:p text:style-name="P2"><text:tab/><text:tab/>Push(-8);</text:p>
      <text:p text:style-name="P2"><text:tab/><text:tab/>Print();</text:p>
      <text:p text:style-name="P2"><text:tab/><text:tab/>Sort();</text:p>
      <text:p text:style-name="P2"><text:tab/><text:tab/>Print();</text:p>
      <text:p text:style-name="P2"><text:tab/>}</text:p>
      <text:p text:style-name="P2"><text:tab/>public static void Push(int x){</text:p>
      <text:p text:style-name="P2"><text:tab/><text:tab/>Node temp=new Node(x);</text:p>
      <text:p text:style-name="P2"><text:tab/><text:tab/>if(head==null){</text:p>
      <text:p text:style-name="P2"><text:tab/><text:tab/><text:tab/>head=temp;</text:p>
      <text:p text:style-name="P2"><text:tab/><text:tab/><text:tab/>prev=temp;</text:p>
      <text:p text:style-name="P2"><text:tab/><text:tab/>}</text:p>
      <text:p text:style-name="P2"><text:tab/><text:tab/>else{</text:p>
      <text:p text:style-name="P2"><text:tab/><text:tab/><text:tab/>prev.next=temp;</text:p>
      <text:p text:style-name="P2"><text:tab/><text:tab/><text:tab/>prev=temp;<text:tab/></text:p>
      <text:p text:style-name="P2"><text:tab/><text:tab/>}</text:p>
      <text:p text:style-name="P2"><text:tab/>}</text:p>
      <text:p text:style-name="P2"/>
      <text:p text:style-name="P2"><text:tab/>public static void Print(){</text:p>
      <text:p text:style-name="P2"><text:tab/><text:tab/>Node cur=head;</text:p>
      <text:p text:style-name="P2"><text:tab/><text:tab/>while(cur!=null){</text:p>
      <text:p text:style-name="P2"><text:tab/><text:tab/><text:tab/>System.out.print(cur.data+" ");</text:p>
      <text:p text:style-name="P2"><text:tab/><text:tab/><text:tab/>cur=cur.next;</text:p>
      <text:p text:style-name="P2"><text:tab/><text:tab/>}</text:p>
      <text:p text:style-name="P2"><text:tab/><text:tab/>System.out.println();</text:p>
      <text:p text:style-name="P2"><text:tab/>}</text:p>
      <text:p text:style-name="P2"><text:tab/>public static void Sort(){</text:p>
      <text:p text:style-name="P2"><text:tab/><text:tab/>Node cur=head.next;</text:p>
      <text:p text:style-name="P2"><text:tab/><text:tab/>Node prev=head;</text:p>
      <text:p text:style-name="P2"><text:tab/><text:tab/>while(cur!=null){</text:p>
      <text:p text:style-name="P2"><text:tab/><text:tab/><text:tab/>if(cur.data&gt;=prev.data){</text:p>
      <text:p text:style-name="P2"><text:soft-page-break/><text:tab/><text:tab/><text:tab/><text:tab/>prev=cur;</text:p>
      <text:p text:style-name="P2"><text:tab/><text:tab/><text:tab/>}</text:p>
      <text:p text:style-name="P2"><text:tab/><text:tab/><text:tab/>else{</text:p>
      <text:p text:style-name="P2"><text:tab/><text:tab/><text:tab/><text:tab/>prev.next=cur.next;</text:p>
      <text:p text:style-name="P2"><text:tab/><text:tab/><text:tab/><text:tab/>cur.next=head;</text:p>
      <text:p text:style-name="P2"><text:tab/><text:tab/><text:tab/><text:tab/>head=cur;</text:p>
      <text:p text:style-name="P2"><text:tab/><text:tab/><text:tab/>}</text:p>
      <text:p text:style-name="P2"><text:tab/><text:tab/><text:tab/>cur=prev.next;</text:p>
      <text:p text:style-name="P2"><text:tab/><text:tab/>}</text:p>
      <text:p text:style-name="P2"><text:tab/>}</text:p>
      <text:p text:style-name="P2"/>
      <text:p text:style-name="P2">}</text:p>
      <text:p text:style-name="P2"/>
      <text:p text:style-name="P2"/>
      <text:p text:style-name="P4">10 </text:p>
      <text:p text:style-name="P4"/>
      <text:p text:style-name="P4">/*1. Given a String s and int r , first fill each character row wise and print column wise.</text:p>
      <text:p text:style-name="P4">for e.g. String s = “abcdefgh” and r = 3</text:p>
      <text:p text:style-name="P4">so filling column wise would give :</text:p>
      <text:p text:style-name="P4">a d g</text:p>
      <text:p text:style-name="P4">b e h</text:p>
      <text:p text:style-name="P4">c f*/</text:p>
      <text:p text:style-name="P4"/>
      <text:p text:style-name="P2">class FillEachChararcter{</text:p>
      <text:p text:style-name="P2"><text:tab/>public static void main(String[] args) {</text:p>
      <text:p text:style-name="P2"><text:tab/><text:tab/>String s="abcdefgh";</text:p>
      <text:p text:style-name="P2"><text:tab/><text:tab/>int r=3;</text:p>
      <text:p text:style-name="P2"><text:tab/><text:tab/>int index=0;</text:p>
      <text:p text:style-name="P2"><text:tab/><text:tab/>char[][] c=new char[r][r];</text:p>
      <text:p text:style-name="P2"><text:tab/><text:tab/>for(int i=0;i&lt;r;i++){</text:p>
      <text:p text:style-name="P2"><text:tab/><text:tab/><text:tab/>for(int j=0;j&lt;r;j++){</text:p>
      <text:p text:style-name="P2"><text:tab/><text:tab/><text:tab/><text:tab/>if(index&lt;s.length()){</text:p>
      <text:p text:style-name="P2"><text:tab/><text:tab/><text:tab/><text:tab/><text:tab/>c[j][i]=s.charAt(index++);</text:p>
      <text:p text:style-name="P2"><text:tab/><text:tab/><text:tab/><text:tab/>}</text:p>
      <text:p text:style-name="P2"><text:tab/><text:tab/><text:tab/>}</text:p>
      <text:p text:style-name="P2"><text:tab/><text:tab/>}</text:p>
      <text:p text:style-name="P2"><text:tab/><text:tab/>for(int i=0;i&lt;r;i++){</text:p>
      <text:p text:style-name="P2"><text:tab/><text:tab/><text:tab/>for(int j=0;j&lt;r;j++){</text:p>
      <text:p text:style-name="P2"><text:tab/><text:tab/><text:tab/><text:tab/>System.out.print(c[i][j]);</text:p>
      <text:p text:style-name="P2"><text:tab/><text:tab/><text:tab/>}</text:p>
      <text:p text:style-name="P2"><text:tab/><text:tab/>} </text:p>
      <text:p text:style-name="P2"><text:tab/>}</text:p>
      <text:p text:style-name="P2"/>
      <text:p text:style-name="P2"/>
      <text:p text:style-name="P2"/>
      <text:p text:style-name="P2">}</text:p>
      <text:p text:style-name="P2"/>
      <text:p text:style-name="P4">11</text:p>
      <text:p text:style-name="P4"/>
      <text:p text:style-name="P4">/*1. Given a String s and int r , first fill each character row wise and print column wise.</text:p>
      <text:p text:style-name="P4">for e.g. String s = “abcdefgh” and r = 3</text:p>
      <text:p text:style-name="P4">so filling column wise would give :</text:p>
      <text:p text:style-name="P4"><text:soft-page-break/>a d g</text:p>
      <text:p text:style-name="P4">b e h</text:p>
      <text:p text:style-name="P4">c f*/</text:p>
      <text:p text:style-name="P4"/>
      <text:p text:style-name="P2">class FillEachChararcter{</text:p>
      <text:p text:style-name="P2"><text:tab/>public static void main(String[] args) {</text:p>
      <text:p text:style-name="P2"><text:tab/><text:tab/>String s="abcdefgh";</text:p>
      <text:p text:style-name="P2"><text:tab/><text:tab/>int r=3;</text:p>
      <text:p text:style-name="P2"><text:tab/><text:tab/>int index=0;</text:p>
      <text:p text:style-name="P2"><text:tab/><text:tab/>char[][] c=new char[r][r];</text:p>
      <text:p text:style-name="P2"><text:tab/><text:tab/>for(int i=0;i&lt;r;i++){</text:p>
      <text:p text:style-name="P2"><text:tab/><text:tab/><text:tab/>for(int j=0;j&lt;r;j++){</text:p>
      <text:p text:style-name="P2"><text:tab/><text:tab/><text:tab/><text:tab/>if(index&lt;s.length()){</text:p>
      <text:p text:style-name="P2"><text:tab/><text:tab/><text:tab/><text:tab/><text:tab/>c[j][i]=s.charAt(index++);</text:p>
      <text:p text:style-name="P2"><text:tab/><text:tab/><text:tab/><text:tab/>}</text:p>
      <text:p text:style-name="P2"><text:tab/><text:tab/><text:tab/>}</text:p>
      <text:p text:style-name="P2"><text:tab/><text:tab/>}</text:p>
      <text:p text:style-name="P2"><text:tab/><text:tab/>for(int i=0;i&lt;r;i++){</text:p>
      <text:p text:style-name="P2"><text:tab/><text:tab/><text:tab/>for(int j=0;j&lt;r;j++){</text:p>
      <text:p text:style-name="P2"><text:tab/><text:tab/><text:tab/><text:tab/>System.out.print(c[i][j]);</text:p>
      <text:p text:style-name="P2"><text:tab/><text:tab/><text:tab/>}</text:p>
      <text:p text:style-name="P2"><text:tab/><text:tab/>} </text:p>
      <text:p text:style-name="P2"><text:tab/>}</text:p>
      <text:p text:style-name="P2"/>
      <text:p text:style-name="P2"/>
      <text:p text:style-name="P2"/>
      <text:p text:style-name="P2">}</text:p>
      <text:p text:style-name="P2"/>
      <text:p text:style-name="P2"/>
      <text:p text:style-name="P2"/>
      <text:p text:style-name="P4">12</text:p>
      <text:p text:style-name="P4">/*Print all possible words from phone digits*/</text:p>
      <text:p text:style-name="P2"/>
      <text:p text:style-name="P2">import java.util.*;</text:p>
      <text:p text:style-name="P2">class PhoneDigits{</text:p>
      <text:p text:style-name="P2"><text:tab/>public static void main(String[] args) {</text:p>
      <text:p text:style-name="P2"><text:tab/><text:tab/>HashMap&lt;Integer,String&gt; hm=new HashMap&lt;Integer,String&gt;();</text:p>
      <text:p text:style-name="P2"><text:tab/><text:tab/>hm.put(1,"");</text:p>
      <text:p text:style-name="P2"><text:tab/><text:tab/>hm.put(2,"abc");</text:p>
      <text:p text:style-name="P2"><text:tab/><text:tab/>hm.put(3,"def");</text:p>
      <text:p text:style-name="P2"><text:tab/><text:tab/>hm.put(4,"ghi");</text:p>
      <text:p text:style-name="P2"><text:tab/><text:tab/>hm.put(5,"jkl");</text:p>
      <text:p text:style-name="P2"><text:tab/><text:tab/>hm.put(6,"mno");</text:p>
      <text:p text:style-name="P2"><text:tab/><text:tab/>hm.put(7,"pqrs");</text:p>
      <text:p text:style-name="P2"><text:tab/><text:tab/>hm.put(8,"tuv");</text:p>
      <text:p text:style-name="P2"><text:tab/><text:tab/>hm.put(9,"wxyz");</text:p>
      <text:p text:style-name="P2"><text:tab/><text:tab/>hm.put(0,"");</text:p>
      <text:p text:style-name="P2"><text:tab/><text:tab/>int[] a={2,3,4};</text:p>
      <text:p text:style-name="P2"><text:tab/><text:tab/>help(hm,a,"",a.length-1);</text:p>
      <text:p text:style-name="P2"><text:tab/>}</text:p>
      <text:p text:style-name="P2"><text:tab/>public static void help(HashMap&lt;Integer,String&gt; hm,int[] a,String res,int index){</text:p>
      <text:p text:style-name="P2"><text:tab/><text:tab/>if(index==-1){</text:p>
      <text:p text:style-name="P2"><text:soft-page-break/><text:tab/><text:tab/><text:tab/>System.out.println(res);</text:p>
      <text:p text:style-name="P2"><text:tab/><text:tab/><text:tab/>return;</text:p>
      <text:p text:style-name="P2"><text:tab/><text:tab/>}</text:p>
      <text:p text:style-name="P2"><text:tab/><text:tab/>int digit=a[index];</text:p>
      <text:p text:style-name="P2"><text:tab/><text:tab/>int len=hm.get(digit).length();</text:p>
      <text:p text:style-name="P2"><text:tab/><text:tab/>for(int i=0;i&lt;len;i++){</text:p>
      <text:p text:style-name="P2"><text:tab/><text:tab/><text:tab/>help(hm,a,hm.get(digit).charAt(i)+res,index-1);</text:p>
      <text:p text:style-name="P2"><text:tab/><text:tab/>}</text:p>
      <text:p text:style-name="P2"/>
      <text:p text:style-name="P2"/>
      <text:p text:style-name="P2"/>
      <text:p text:style-name="P2"><text:tab/>}</text:p>
      <text:p text:style-name="P2">}</text:p>
      <text:p text:style-name="P2"/>
      <text:p text:style-name="P4"/>
      <text:p text:style-name="P4">13 </text:p>
      <text:p text:style-name="P4"/>
      <text:p text:style-name="P4">/*given a binary tree. connect all the node at the same level. each node would have left,right and nextSibling pointers. we need to fill nextSibling.</text:p>
      <text:p text:style-name="P4">solved with level order traversal . Similar to BFS on tree with queue. Only approach was needed, no code for this one.*/</text:p>
      <text:p text:style-name="P4"/>
      <text:p text:style-name="P2">import java.util.*;</text:p>
      <text:p text:style-name="P2">class Node{</text:p>
      <text:p text:style-name="P2"><text:tab/>int data;</text:p>
      <text:p text:style-name="P2"><text:tab/>Node left,right,next;</text:p>
      <text:p text:style-name="P2"><text:tab/>Node(int d){</text:p>
      <text:p text:style-name="P2"><text:tab/><text:tab/>data=d;</text:p>
      <text:p text:style-name="P2"><text:tab/><text:tab/>left=right=next=null;</text:p>
      <text:p text:style-name="P2"><text:tab/>}</text:p>
      <text:p text:style-name="P2"/>
      <text:p text:style-name="P2">}</text:p>
      <text:p text:style-name="P2"/>
      <text:p text:style-name="P2">class ConnectLevel{</text:p>
      <text:p text:style-name="P2"><text:tab/>public static void main(String[] args) {</text:p>
      <text:p text:style-name="P2"><text:tab/><text:tab/><text:tab/>Node n=new Node(1);</text:p>
      <text:p text:style-name="P2"><text:tab/><text:tab/><text:tab/>n.left=new Node(2);</text:p>
      <text:p text:style-name="P2"><text:tab/><text:tab/><text:tab/>n.right=new Node(3);</text:p>
      <text:p text:style-name="P2"><text:tab/><text:tab/><text:tab/>n.left.left=new Node(4);</text:p>
      <text:p text:style-name="P2"><text:tab/><text:tab/><text:tab/>n.left.right=new Node(5);</text:p>
      <text:p text:style-name="P2"><text:tab/><text:tab/><text:tab/>n.right.left=new Node(6);</text:p>
      <text:p text:style-name="P2"><text:tab/><text:tab/><text:tab/>n.right.right=new Node(7);</text:p>
      <text:p text:style-name="P2"><text:tab/><text:tab/><text:tab/>Print(help(n));</text:p>
      <text:p text:style-name="P2"/>
      <text:p text:style-name="P2"><text:tab/>}</text:p>
      <text:p text:style-name="P2"><text:tab/>public static Node help(Node n){</text:p>
      <text:p text:style-name="P2"><text:tab/><text:tab/>if(n==null){</text:p>
      <text:p text:style-name="P2"><text:tab/><text:tab/><text:tab/>return null;</text:p>
      <text:p text:style-name="P2"><text:tab/><text:tab/>}</text:p>
      <text:p text:style-name="P2"><text:tab/><text:tab/>Node last=null;</text:p>
      <text:p text:style-name="P2"><text:tab/><text:tab/>Queue&lt;Node&gt; q=new LinkedList&lt;Node&gt;();</text:p>
      <text:p text:style-name="P2"><text:tab/><text:tab/>q.add(n);</text:p>
      <text:p text:style-name="P2"><text:soft-page-break/><text:tab/><text:tab/>while(!q.isEmpty()){</text:p>
      <text:p text:style-name="P2"><text:tab/><text:tab/><text:tab/>int size=q.size();</text:p>
      <text:p text:style-name="P2"><text:tab/><text:tab/><text:tab/>//System.out.println(size);</text:p>
      <text:p text:style-name="P2"><text:tab/><text:tab/><text:tab/>Node prev=null;</text:p>
      <text:p text:style-name="P2"><text:tab/><text:tab/><text:tab/>while(size--&gt;0){</text:p>
      <text:p text:style-name="P2"><text:tab/><text:tab/><text:tab/><text:tab/>Node temp=q.poll();</text:p>
      <text:p text:style-name="P2"><text:tab/><text:tab/><text:tab/><text:tab/>if(prev==null){</text:p>
      <text:p text:style-name="P2"><text:tab/><text:tab/><text:tab/><text:tab/><text:tab/>prev=temp;</text:p>
      <text:p text:style-name="P2"><text:tab/><text:tab/><text:tab/><text:tab/>}</text:p>
      <text:p text:style-name="P2"><text:tab/><text:tab/><text:tab/><text:tab/>else{</text:p>
      <text:p text:style-name="P2"><text:tab/><text:tab/><text:tab/><text:tab/><text:tab/>prev.next=temp;</text:p>
      <text:p text:style-name="P2"><text:tab/><text:tab/><text:tab/><text:tab/><text:tab/>prev=temp;</text:p>
      <text:p text:style-name="P2"><text:tab/><text:tab/><text:tab/><text:tab/>}</text:p>
      <text:p text:style-name="P2"><text:tab/><text:tab/><text:tab/><text:tab/>if(temp.left!=null){</text:p>
      <text:p text:style-name="P2"><text:tab/><text:tab/><text:tab/><text:tab/><text:tab/>q.add(temp.left);</text:p>
      <text:p text:style-name="P2"><text:tab/><text:tab/><text:tab/><text:tab/>}</text:p>
      <text:p text:style-name="P2"><text:tab/><text:tab/><text:tab/><text:tab/>else if(temp.left==null &amp;&amp; last==null){</text:p>
      <text:p text:style-name="P2"><text:tab/><text:tab/><text:tab/><text:tab/><text:tab/>last=temp;</text:p>
      <text:p text:style-name="P2"><text:tab/><text:tab/><text:tab/><text:tab/>}</text:p>
      <text:p text:style-name="P2"><text:tab/><text:tab/><text:tab/><text:tab/>if(temp.right!=null){</text:p>
      <text:p text:style-name="P2"><text:tab/><text:tab/><text:tab/><text:tab/><text:tab/>q.add(temp.right);</text:p>
      <text:p text:style-name="P2"><text:tab/><text:tab/><text:tab/><text:tab/>}</text:p>
      <text:p text:style-name="P2"><text:tab/><text:tab/><text:tab/>}</text:p>
      <text:p text:style-name="P2"><text:tab/><text:tab/>}</text:p>
      <text:p text:style-name="P2"><text:tab/><text:tab/>return last;</text:p>
      <text:p text:style-name="P2"><text:tab/>}</text:p>
      <text:p text:style-name="P2"><text:tab/>public static void Print(Node n){</text:p>
      <text:p text:style-name="P2"><text:tab/><text:tab/>while(n!=null){</text:p>
      <text:p text:style-name="P2"><text:tab/><text:tab/><text:tab/>System.out.print(n.data+" ");</text:p>
      <text:p text:style-name="P2"><text:tab/><text:tab/><text:tab/>n=n.next;</text:p>
      <text:p text:style-name="P2"><text:tab/><text:tab/>}</text:p>
      <text:p text:style-name="P2"><text:tab/>}</text:p>
      <text:p text:style-name="P2">}</text:p>
      <text:p text:style-name="P2"/>
      <text:p text:style-name="P4">14</text:p>
      <text:p text:style-name="P4"><text:s/></text:p>
      <text:p text:style-name="P4">/*Given a singly linked list, swap every 2 nodes, for odd number of input; retain the last node as it is.*/</text:p>
      <text:p text:style-name="P2">class Node{</text:p>
      <text:p text:style-name="P2"><text:tab/>int data;</text:p>
      <text:p text:style-name="P2"><text:tab/>Node next;</text:p>
      <text:p text:style-name="P2"><text:tab/>Node(int d){</text:p>
      <text:p text:style-name="P2"><text:tab/><text:tab/>data=d;</text:p>
      <text:p text:style-name="P2"><text:tab/><text:tab/>next=null;</text:p>
      <text:p text:style-name="P2"><text:tab/>}</text:p>
      <text:p text:style-name="P2">}</text:p>
      <text:p text:style-name="P2"/>
      <text:p text:style-name="P2"/>
      <text:p text:style-name="P2">class SwapLinkedList{</text:p>
      <text:p text:style-name="P2"><text:tab/>public static void main(String[] args){</text:p>
      <text:p text:style-name="P2"><text:tab/><text:tab/>int[] a={1,2,3,4,5,6,7,8,9};</text:p>
      <text:p text:style-name="P2"><text:tab/><text:tab/>Node n=new Node(1);</text:p>
      <text:p text:style-name="P2"><text:soft-page-break/><text:tab/><text:tab/>n.next=new Node(2);</text:p>
      <text:p text:style-name="P2"><text:tab/><text:tab/>n.next.next=new Node(3);</text:p>
      <text:p text:style-name="P2"><text:tab/><text:tab/>n.next.next.next=new Node(4);</text:p>
      <text:p text:style-name="P2"><text:tab/><text:tab/>n.next.next.next.next=new Node(5);</text:p>
      <text:p text:style-name="P2"><text:tab/><text:tab/>n.next.next.next.next.next=new Node(6);</text:p>
      <text:p text:style-name="P2"><text:tab/><text:tab/>n.next.next.next.next.next.next=new Node(7);</text:p>
      <text:p text:style-name="P2"><text:tab/><text:tab/>n.next.next.next.next.next.next.next=new Node(8);</text:p>
      <text:p text:style-name="P2"><text:tab/><text:tab/>n.next.next.next.next.next.next.next.next=new Node(9);</text:p>
      <text:p text:style-name="P2"><text:tab/><text:tab/></text:p>
      <text:p text:style-name="P2"><text:tab/><text:tab/>Print(n);</text:p>
      <text:p text:style-name="P2"><text:tab/><text:tab/>Node new_node=Swap(n);</text:p>
      <text:p text:style-name="P2"><text:tab/><text:tab/>System.out.print("Hello0");</text:p>
      <text:p text:style-name="P2"><text:tab/><text:tab/>Print(new_node);</text:p>
      <text:p text:style-name="P2"><text:tab/>}</text:p>
      <text:p text:style-name="P2"><text:tab/>public static void Print(Node n){</text:p>
      <text:p text:style-name="P2"><text:tab/><text:tab/>Node cur=n;</text:p>
      <text:p text:style-name="P2"><text:tab/><text:tab/>while(cur!=null){</text:p>
      <text:p text:style-name="P2"><text:tab/><text:tab/><text:tab/>System.out.print(cur.data+"=&gt;");</text:p>
      <text:p text:style-name="P2"><text:tab/><text:tab/><text:tab/>cur=cur.next;</text:p>
      <text:p text:style-name="P2"><text:tab/><text:tab/>}</text:p>
      <text:p text:style-name="P2"><text:tab/><text:tab/>System.out.println();</text:p>
      <text:p text:style-name="P2"/>
      <text:p text:style-name="P2"><text:tab/><text:tab/></text:p>
      <text:p text:style-name="P2"><text:tab/><text:tab/></text:p>
      <text:p text:style-name="P2"><text:tab/>}</text:p>
      <text:p text:style-name="P2"><text:tab/>public static Node Swap(Node node){</text:p>
      <text:p text:style-name="P2"><text:tab/></text:p>
      <text:p text:style-name="P2"><text:tab/><text:tab/>if(node==null || node.next==null){</text:p>
      <text:p text:style-name="P2"><text:tab/><text:tab/><text:tab/>return node;</text:p>
      <text:p text:style-name="P2"><text:tab/><text:tab/>}</text:p>
      <text:p text:style-name="P2"/>
      <text:p text:style-name="P2"><text:tab/><text:tab/>Node remaining=node.next.next;</text:p>
      <text:p text:style-name="P2"><text:tab/><text:tab/>Node newhead=node.next;</text:p>
      <text:p text:style-name="P2"><text:tab/><text:tab/>node.next.next=node;</text:p>
      <text:p text:style-name="P2"><text:tab/><text:tab/>node.next= Swap(remaining);</text:p>
      <text:p text:style-name="P2"/>
      <text:p text:style-name="P2"><text:tab/><text:tab/>return newhead;</text:p>
      <text:p text:style-name="P2"><text:tab/>}</text:p>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9:20:23.990103639</meta:creation-date>
    <dc:date>2019-02-09T19:32:35.878505152</dc:date>
    <meta:editing-duration>PT31S</meta:editing-duration>
    <meta:editing-cycles>1</meta:editing-cycles>
    <meta:document-statistic meta:table-count="0" meta:image-count="0" meta:object-count="0" meta:page-count="14" meta:paragraph-count="577" meta:word-count="1906" meta:character-count="14526" meta:non-whitespace-character-count="11924"/>
    <meta:generator>LibreOffice/5.1.6.2$Linux_X86_64 LibreOffice_project/10m0$Build-2</meta:generator>
  </office:meta>
</office:document-meta>
</file>